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1_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1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J. P. Solomo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February 3, 1897</text:p>
      <text:p text:style-name="P5">Month<text:tab/><text:tab/><text:tab/><text:tab/><text:tab/><text:tab/>February</text:p>
      <text:p text:style-name="P5">Year<text:tab/><text:tab/><text:tab/><text:tab/><text:tab/><text:tab/>1897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THE/</text:p>
      <text:p text:style-name="P2">HEBREW STANDARD/</text:p>
      <text:p text:style-name="P2">OFFICES: 114-116 NASSAU ST./</text:p>
      <text:p text:style-name="P2">J. P. SOLOMON, Editor./</text:p>
      <text:p text:style-name="P2">H. W. ROSEBORN, Manager./</text:p>
      <text:p text:style-name="P3">NEW YORK, Feb. 3rd, 1897/</text:p>
      <text:p text:style-name="P2">My Dear Doctor:-/</text:p>
      <text:p text:style-name="P2"><text:tab/>My attention has been called to an elegant Hebrew/ Library which is offered for sale by Mr. A. M. Bank, No. 293 Mad-/ison Street, this City. consisting of over 2000 volumes comprising/ everything that should belong to a good Jewish working theologi-/cal library./</text:p>
      <text:p text:style-name="P2"><text:tab/>I believe the gentleman asks in the neighborhood of/ $3000 for it. <text:s/>In my opinion it is exactly what the Theological/ Seminary would require./</text:p>
      <text:p text:style-name="P2"><text:tab/>I know that the financial condition of the Institution/ will not permit of its purchase at present but it seems a pity/ that such an opportunity which may not occur again for years should/ be permitted <text:soft-page-break/>to pass./</text:p>
      <text:p text:style-name="P2"><text:tab/>Could the Graetz fund be made available for that purpose/ or would you like to see the owner of the books personally?/</text:p>
      <text:p text:style-name="P2"><text:tab/>A great number of the volumes are of the earliest impress-/ions published in the 15th and 16th Centuries, besides all the/ modern works printed in Russia./</text:p>
      <text:p text:style-name="P2"><text:tab/>Shall I have a catalogue forwarded to you?/</text:p>
      <text:p text:style-name="P2"><text:tab/><text:tab/>Yours very truly/</text:p>
      <text:p text:style-name="P2"><text:tab/><text:tab/><text:tab/>J. P. Solomon./</text:p>
      <text:p text:style-name="P2">Rev. Dr. Sabato Morais,/</text:p>
      <text:p text:style-name="P2"><text:tab/>Philadelphia, Pa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9T13:37:48.26</meta:creation-date>
    <meta:document-statistic meta:table-count="0" meta:image-count="0" meta:object-count="0" meta:page-count="3" meta:paragraph-count="77" meta:word-count="362" meta:character-count="2420"/>
    <dc:date>2012-01-09T13:57:20.58</dc:date>
    <dc:creator>Penn Libraries</dc:creator>
    <meta:editing-duration>PT00H04M22S</meta:editing-duration>
    <meta:editing-cycles>1</meta:editing-cycles>
    <meta:generator>OpenOffice.org/3.2$Win32 OpenOffice.org_project/320m12$Build-9483</meta:generator>
  </office:meta>
</office:document-meta>
</file>